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я1" style:family="table">
      <style:table-properties style:width="17cm" table:align="left"/>
    </style:style>
    <style:style style:name="Таблиця1.A" style:family="table-column">
      <style:table-column-properties style:column-width="1.704cm"/>
    </style:style>
    <style:style style:name="Таблиця1.B" style:family="table-column">
      <style:table-column-properties style:column-width="1.506cm"/>
    </style:style>
    <style:style style:name="Таблиця1.C" style:family="table-column">
      <style:table-column-properties style:column-width="3.134cm"/>
    </style:style>
    <style:style style:name="Таблиця1.D" style:family="table-column">
      <style:table-column-properties style:column-width="1.676cm"/>
    </style:style>
    <style:style style:name="Таблиця1.E" style:family="table-column">
      <style:table-column-properties style:column-width="1.926cm"/>
    </style:style>
    <style:style style:name="Таблиця1.F" style:family="table-column">
      <style:table-column-properties style:column-width="3.799cm"/>
    </style:style>
    <style:style style:name="Таблиця1.G" style:family="table-column">
      <style:table-column-properties style:column-width="3.254cm"/>
    </style:style>
    <style:style style:name="Таблиця1.A1" style:family="table-cell">
      <style:table-cell-properties style:vertical-align="middle" fo:padding="0.049cm" fo:border="none"/>
    </style:style>
    <style:style style:name="Таблиця2" style:family="table">
      <style:table-properties style:width="8.574cm" table:align="left"/>
    </style:style>
    <style:style style:name="Таблиця2.A" style:family="table-column">
      <style:table-column-properties style:column-width="4.066cm"/>
    </style:style>
    <style:style style:name="Таблиця2.B" style:family="table-column">
      <style:table-column-properties style:column-width="0.79cm"/>
    </style:style>
    <style:style style:name="Таблиця2.C" style:family="table-column">
      <style:table-column-properties style:column-width="1.173cm"/>
    </style:style>
    <style:style style:name="Таблиця2.D" style:family="table-column">
      <style:table-column-properties style:column-width="2.545cm"/>
    </style:style>
    <style:style style:name="Таблиця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Классы и наследование</text:h>
      <text:p text:style-name="Text_20_body">Как правило задачи про классы не носят вычислительный характер. Обычно нужно написать классы, которые отвечают определенным интерфейсам. Насколько удобны эти интерфейсы и как сильно связаны классы между собой, определит легкость их использования в будущих программах.</text:p>
      <text:p text:style-name="Text_20_body">Предположим есть данные о разных автомобилях и спецтехнике. Данные представлены в виде таблицы с характеристиками. Вся техника разделена на три вида: спецтехника, легковые и грузовые автомобили. Обратите внимание на то, что некоторые характеристики присущи только определенному виду техники. Например, у легковых автомобилей есть характеристика «кол-во пассажирских мест», а у грузовых автомобилей — габариты кузова: «длина», «ширина» и «высота».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column table:style-name="Таблиця1.F"/>
        <table:table-column table:style-name="Таблиця1.G"/>
        <table:table-row table:style-name="TableLine2544233301824">
          <table:table-cell table:style-name="Таблиця1.A1" office:value-type="string">
            <text:p text:style-name="Table_20_Contents">Тип (car_type)</text:p>
          </table:table-cell>
          <table:table-cell table:style-name="Таблиця1.A1" office:value-type="string">
            <text:p text:style-name="Table_20_Contents">Марка (brand)</text:p>
          </table:table-cell>
          <table:table-cell table:style-name="Таблиця1.A1" office:value-type="string">
            <text:p text:style-name="Table_20_Contents">Кол-во пассажирских мест (passenger_seats_count)</text:p>
          </table:table-cell>
          <table:table-cell table:style-name="Таблиця1.A1" office:value-type="string">
            <text:p text:style-name="Table_20_Contents">Фото (photo_file_name)</text:p>
          </table:table-cell>
          <table:table-cell table:style-name="Таблиця1.A1" office:value-type="string">
            <text:p text:style-name="Table_20_Contents">Кузов ДxШxВ, м (body_whl)</text:p>
          </table:table-cell>
          <table:table-cell table:style-name="Таблиця1.A1" office:value-type="string">
            <text:p text:style-name="Table_20_Contents">Грузоподъемность, Тонн (carrying)</text:p>
          </table:table-cell>
          <table:table-cell table:style-name="Таблиця1.A1" office:value-type="string">
            <text:p text:style-name="Table_20_Contents">Дополнительно (extra)</text:p>
          </table:table-cell>
        </table:table-row>
        <table:table-row table:style-name="TableLine2544233301824">
          <table:table-cell table:style-name="Таблиця1.A1" office:value-type="string">
            <text:p text:style-name="Table_20_Contents">car</text:p>
          </table:table-cell>
          <table:table-cell table:style-name="Таблиця1.A1" office:value-type="string">
            <text:p text:style-name="Table_20_Contents">Nissan xTtrail</text:p>
          </table:table-cell>
          <table:table-cell table:style-name="Таблиця1.A1" office:value-type="string">
            <text:p text:style-name="Table_20_Contents">4</text:p>
          </table:table-cell>
          <table:table-cell table:style-name="Таблиця1.A1" office:value-type="string">
            <text:p text:style-name="Table_20_Contents">f1.jpeg</text:p>
          </table:table-cell>
          <table:table-cell table:style-name="Таблиця1.A1" office:value-type="string">
            <text:p text:style-name="P3"/>
          </table:table-cell>
          <table:table-cell table:style-name="Таблиця1.A1" office:value-type="string">
            <text:p text:style-name="Table_20_Contents">2.5</text:p>
          </table:table-cell>
          <table:table-cell table:style-name="Таблиця1.A1" office:value-type="string">
            <text:p text:style-name="P3"/>
          </table:table-cell>
        </table:table-row>
        <table:table-row table:style-name="TableLine2544233301824">
          <table:table-cell table:style-name="Таблиця1.A1" office:value-type="string">
            <text:p text:style-name="Table_20_Contents">truck</text:p>
          </table:table-cell>
          <table:table-cell table:style-name="Таблиця1.A1" office:value-type="string">
            <text:p text:style-name="Table_20_Contents">Man</text:p>
          </table:table-cell>
          <table:table-cell table:style-name="Таблиця1.A1" office:value-type="string">
            <text:p text:style-name="P3"/>
          </table:table-cell>
          <table:table-cell table:style-name="Таблиця1.A1" office:value-type="string">
            <text:p text:style-name="Table_20_Contents">f2.jpeg</text:p>
          </table:table-cell>
          <table:table-cell table:style-name="Таблиця1.A1" office:value-type="string">
            <text:p text:style-name="Table_20_Contents">8x3x2.5</text:p>
          </table:table-cell>
          <table:table-cell table:style-name="Таблиця1.A1" office:value-type="string">
            <text:p text:style-name="Table_20_Contents">20</text:p>
          </table:table-cell>
          <table:table-cell table:style-name="Таблиця1.A1" office:value-type="string">
            <text:p text:style-name="P3"/>
          </table:table-cell>
        </table:table-row>
        <table:table-row table:style-name="TableLine2544233301824">
          <table:table-cell table:style-name="Таблиця1.A1" office:value-type="string">
            <text:p text:style-name="Table_20_Contents">car</text:p>
          </table:table-cell>
          <table:table-cell table:style-name="Таблиця1.A1" office:value-type="string">
            <text:p text:style-name="Table_20_Contents">Mazda 6</text:p>
          </table:table-cell>
          <table:table-cell table:style-name="Таблиця1.A1" office:value-type="string">
            <text:p text:style-name="Table_20_Contents">4</text:p>
          </table:table-cell>
          <table:table-cell table:style-name="Таблиця1.A1" office:value-type="string">
            <text:p text:style-name="Table_20_Contents">f3.jpeg</text:p>
          </table:table-cell>
          <table:table-cell table:style-name="Таблиця1.A1" office:value-type="string">
            <text:p text:style-name="P3"/>
          </table:table-cell>
          <table:table-cell table:style-name="Таблиця1.A1" office:value-type="string">
            <text:p text:style-name="Table_20_Contents">2.5</text:p>
          </table:table-cell>
          <table:table-cell table:style-name="Таблиця1.A1" office:value-type="string">
            <text:p text:style-name="P3"/>
          </table:table-cell>
        </table:table-row>
        <table:table-row table:style-name="TableLine2544233301824">
          <table:table-cell table:style-name="Таблиця1.A1" office:value-type="string">
            <text:p text:style-name="Table_20_Contents">spec_machine</text:p>
          </table:table-cell>
          <table:table-cell table:style-name="Таблиця1.A1" office:value-type="string">
            <text:p text:style-name="Table_20_Contents">Hitachi</text:p>
          </table:table-cell>
          <table:table-cell table:style-name="Таблиця1.A1" office:value-type="string">
            <text:p text:style-name="P3"/>
          </table:table-cell>
          <table:table-cell table:style-name="Таблиця1.A1" office:value-type="string">
            <text:p text:style-name="Table_20_Contents">f4.jpeg</text:p>
          </table:table-cell>
          <table:table-cell table:style-name="Таблиця1.A1" office:value-type="string">
            <text:p text:style-name="P3"/>
          </table:table-cell>
          <table:table-cell table:style-name="Таблиця1.A1" office:value-type="string">
            <text:p text:style-name="Table_20_Contents">1.2</text:p>
          </table:table-cell>
          <table:table-cell table:style-name="Таблиця1.A1" office:value-type="string">
            <text:p text:style-name="Table_20_Contents">Легкая техника для уборки снега</text:p>
          </table:table-cell>
        </table:table-row>
      </table:table>
      <text:p text:style-name="Text_20_body">Вам необходимо создать свою иерархию классов для данных, которые описаны в таблице. Классы должны называться <text:span text:style-name="Strong_20_Emphasis">CarBase</text:span> (базовый класс для всех типов машин), <text:span text:style-name="Strong_20_Emphasis">Car</text:span> (легковые автомобили), <text:span text:style-name="Strong_20_Emphasis">Truck</text:span> (грузовые автомобили) и <text:span text:style-name="Strong_20_Emphasis">SpecMachine</text:span> (спецтехника). Все объекты имеют обязательные атрибуты:</text:p>
      <text:p text:style-name="Text_20_body">- <text:span text:style-name="Strong_20_Emphasis">car_type</text:span>, значение типа объекта и может принимать одно из значений: «car», «truck», «spec_machine».</text:p>
      <text:p text:style-name="Text_20_body">- <text:span text:style-name="Strong_20_Emphasis">photo_file_name</text:span>, имя файла с изображением машины, допустимы названия файлов изображений с расширением из списка: «.jpg», «.jpeg», «.png», «.gif»</text:p>
      <text:p text:style-name="Text_20_body">- <text:span text:style-name="Strong_20_Emphasis">brand</text:span>, марка производителя машины</text:p>
      <text:p text:style-name="Text_20_body">- <text:span text:style-name="Strong_20_Emphasis">carrying</text:span>, грузоподъемность</text:p>
      <text:p text:style-name="Text_20_body">В базовом классе <text:span text:style-name="Strong_20_Emphasis">CarBase</text:span> нужно реализовать метод <text:span text:style-name="Strong_20_Emphasis">get_photo_file_ext</text:span> для получения расширения файла изображения. Расширение файла можно получить при помощи os.path.splitext.</text:p>
      <text:p text:style-name="Text_20_body">Для грузового автомобиля необходимо в конструкторе класса определить атрибуты: <text:span text:style-name="Strong_20_Emphasis">body_length</text:span>, <text:span text:style-name="Strong_20_Emphasis">body_width</text:span>, <text:span text:style-name="Strong_20_Emphasis">body_height</text:span>, отвечающие соответственно за габариты кузова — длину, ширину и высоту. Габариты передаются в параметре <text:span text:style-name="Strong_20_Emphasis">body_whl</text:span> (строка, в которой размеры разделены латинской буквой <text:span text:style-name="Strong_20_Emphasis">«x»</text:span>). Обратите внимание на то, что характеристики кузова должны быть вещественными числами и характеристики кузова могут <text:soft-page-break/>быть не валидными (например, пустая строка). В таком случае всем атрибутам, отвечающим за габариты кузова, присваивается значение равное нулю.</text:p>
      <text:p text:style-name="Text_20_body">Также для класса грузового автомобиля необходимо реализовать метод <text:span text:style-name="Strong_20_Emphasis">get_body_volume</text:span>, возвращающий объем кузова.</text:p>
      <text:p text:style-name="Text_20_body">В классе <text:span text:style-name="Strong_20_Emphasis">Car</text:span> должен быть определен атрибут <text:span text:style-name="Strong_20_Emphasis">passenger_seats_count</text:span> (количество пассажирских мест), а в классе <text:span text:style-name="Strong_20_Emphasis">SpecMachine</text:span> — <text:span text:style-name="Strong_20_Emphasis">extra</text:span> (дополнительное описание машины).</text:p>
      <text:p text:style-name="Text_20_body">Полная информация о атрибутах классов приведена в таблице ниже, где <text:span text:style-name="Strong_20_Emphasis">1</text:span> - означает, что атрибут обязателен для объекта, <text:span text:style-name="Strong_20_Emphasis">0</text:span> - атрибут должен отсутствовать.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TableLine2544233347520">
          <table:table-cell table:style-name="Таблиця2.A1" office:value-type="string">
            <text:p text:style-name="P3"/>
          </table:table-cell>
          <table:table-cell table:style-name="Таблиця2.A1" office:value-type="string">
            <text:p text:style-name="Table_20_Contents">Car</text:p>
          </table:table-cell>
          <table:table-cell table:style-name="Таблиця2.A1" office:value-type="string">
            <text:p text:style-name="Table_20_Contents">Truck</text:p>
          </table:table-cell>
          <table:table-cell table:style-name="Таблиця2.A1" office:value-type="string">
            <text:p text:style-name="Table_20_Contents">SpecMachine</text:p>
          </table:table-cell>
        </table:table-row>
        <table:table-row table:style-name="TableLine2544233347520">
          <table:table-cell table:style-name="Таблиця2.A1" office:value-type="string">
            <text:p text:style-name="Table_20_Contents">car_type</text:p>
          </table:table-cell>
          <table:table-cell table:style-name="Таблиця2.A1" office:value-type="string">
            <text:p text:style-name="Table_20_Contents">1</text:p>
          </table:table-cell>
          <table:table-cell table:style-name="Таблиця2.A1" office:value-type="string">
            <text:p text:style-name="Table_20_Contents">1</text:p>
          </table:table-cell>
          <table:table-cell table:style-name="Таблиця2.A1" office:value-type="string">
            <text:p text:style-name="Table_20_Contents">1</text:p>
          </table:table-cell>
        </table:table-row>
        <table:table-row table:style-name="TableLine2544233347520">
          <table:table-cell table:style-name="Таблиця2.A1" office:value-type="string">
            <text:p text:style-name="Table_20_Contents">photo_file_name</text:p>
          </table:table-cell>
          <table:table-cell table:style-name="Таблиця2.A1" office:value-type="string">
            <text:p text:style-name="Table_20_Contents">1</text:p>
          </table:table-cell>
          <table:table-cell table:style-name="Таблиця2.A1" office:value-type="string">
            <text:p text:style-name="Table_20_Contents">1</text:p>
          </table:table-cell>
          <table:table-cell table:style-name="Таблиця2.A1" office:value-type="string">
            <text:p text:style-name="Table_20_Contents">1</text:p>
          </table:table-cell>
        </table:table-row>
        <table:table-row table:style-name="TableLine2544233347520">
          <table:table-cell table:style-name="Таблиця2.A1" office:value-type="string">
            <text:p text:style-name="Table_20_Contents">brand</text:p>
          </table:table-cell>
          <table:table-cell table:style-name="Таблиця2.A1" office:value-type="string">
            <text:p text:style-name="Table_20_Contents">1</text:p>
          </table:table-cell>
          <table:table-cell table:style-name="Таблиця2.A1" office:value-type="string">
            <text:p text:style-name="Table_20_Contents">1</text:p>
          </table:table-cell>
          <table:table-cell table:style-name="Таблиця2.A1" office:value-type="string">
            <text:p text:style-name="Table_20_Contents">1</text:p>
          </table:table-cell>
        </table:table-row>
        <table:table-row table:style-name="TableLine2544233347520">
          <table:table-cell table:style-name="Таблиця2.A1" office:value-type="string">
            <text:p text:style-name="Table_20_Contents">carrying</text:p>
          </table:table-cell>
          <table:table-cell table:style-name="Таблиця2.A1" office:value-type="string">
            <text:p text:style-name="Table_20_Contents">1</text:p>
          </table:table-cell>
          <table:table-cell table:style-name="Таблиця2.A1" office:value-type="string">
            <text:p text:style-name="Table_20_Contents">1</text:p>
          </table:table-cell>
          <table:table-cell table:style-name="Таблиця2.A1" office:value-type="string">
            <text:p text:style-name="Table_20_Contents">1</text:p>
          </table:table-cell>
        </table:table-row>
        <table:table-row table:style-name="TableLine2544233347520">
          <table:table-cell table:style-name="Таблиця2.A1" office:value-type="string">
            <text:p text:style-name="Table_20_Contents">passenger_seats_count</text:p>
          </table:table-cell>
          <table:table-cell table:style-name="Таблиця2.A1" office:value-type="string">
            <text:p text:style-name="Table_20_Contents">1</text:p>
          </table:table-cell>
          <table:table-cell table:style-name="Таблиця2.A1" office:value-type="string">
            <text:p text:style-name="Table_20_Contents">0</text:p>
          </table:table-cell>
          <table:table-cell table:style-name="Таблиця2.A1" office:value-type="string">
            <text:p text:style-name="Table_20_Contents">0</text:p>
          </table:table-cell>
        </table:table-row>
        <table:table-row table:style-name="TableLine2544233347520">
          <table:table-cell table:style-name="Таблиця2.A1" office:value-type="string">
            <text:p text:style-name="Table_20_Contents">body_width</text:p>
          </table:table-cell>
          <table:table-cell table:style-name="Таблиця2.A1" office:value-type="string">
            <text:p text:style-name="Table_20_Contents">0</text:p>
          </table:table-cell>
          <table:table-cell table:style-name="Таблиця2.A1" office:value-type="string">
            <text:p text:style-name="Table_20_Contents">1</text:p>
          </table:table-cell>
          <table:table-cell table:style-name="Таблиця2.A1" office:value-type="string">
            <text:p text:style-name="Table_20_Contents">0</text:p>
          </table:table-cell>
        </table:table-row>
        <table:table-row table:style-name="TableLine2544233347520">
          <table:table-cell table:style-name="Таблиця2.A1" office:value-type="string">
            <text:p text:style-name="Table_20_Contents">body_height</text:p>
          </table:table-cell>
          <table:table-cell table:style-name="Таблиця2.A1" office:value-type="string">
            <text:p text:style-name="Table_20_Contents">0</text:p>
          </table:table-cell>
          <table:table-cell table:style-name="Таблиця2.A1" office:value-type="string">
            <text:p text:style-name="Table_20_Contents">1</text:p>
          </table:table-cell>
          <table:table-cell table:style-name="Таблиця2.A1" office:value-type="string">
            <text:p text:style-name="Table_20_Contents">0</text:p>
          </table:table-cell>
        </table:table-row>
        <table:table-row table:style-name="TableLine2544233347520">
          <table:table-cell table:style-name="Таблиця2.A1" office:value-type="string">
            <text:p text:style-name="Table_20_Contents">body_length</text:p>
          </table:table-cell>
          <table:table-cell table:style-name="Таблиця2.A1" office:value-type="string">
            <text:p text:style-name="Table_20_Contents">0</text:p>
          </table:table-cell>
          <table:table-cell table:style-name="Таблиця2.A1" office:value-type="string">
            <text:p text:style-name="Table_20_Contents">1</text:p>
          </table:table-cell>
          <table:table-cell table:style-name="Таблиця2.A1" office:value-type="string">
            <text:p text:style-name="Table_20_Contents">0</text:p>
          </table:table-cell>
        </table:table-row>
        <table:table-row table:style-name="TableLine2544233347520">
          <table:table-cell table:style-name="Таблиця2.A1" office:value-type="string">
            <text:p text:style-name="Table_20_Contents">extra</text:p>
          </table:table-cell>
          <table:table-cell table:style-name="Таблиця2.A1" office:value-type="string">
            <text:p text:style-name="Table_20_Contents">0</text:p>
          </table:table-cell>
          <table:table-cell table:style-name="Таблиця2.A1" office:value-type="string">
            <text:p text:style-name="Table_20_Contents">0</text:p>
          </table:table-cell>
          <table:table-cell table:style-name="Таблиця2.A1" office:value-type="string">
            <text:p text:style-name="Table_20_Contents">1</text:p>
          </table:table-cell>
        </table:table-row>
      </table:table>
      <text:p text:style-name="Text_20_body">Обратите внимание, что у каждого объекта из иерархии должен быть свой набор атрибутов и методов. Например, у класса легковой автомобиль не должно быть метода <text:span text:style-name="Strong_20_Emphasis">get_body_volume</text:span> в отличие от класса грузового автомобиля. Имена атрибутов и методов должны совпадать с теми, что описаны выше.</text:p>
      <text:p text:style-name="Text_20_body">Далее вам необходимо реализовать функцию <text:span text:style-name="Strong_20_Emphasis">get_car_list</text:span>, на вход которой подается имя файла в формате <text:span text:style-name="Strong_20_Emphasis">csv</text:span>. Файл содержит данные, аналогичные строкам из таблицы. Вам необходимо прочитать этот файл построчно при помощи модуля стандартной библиотеки <text:span text:style-name="Strong_20_Emphasis">csv</text:span>. Затем проанализировать строки на валидность и создать список объектов с автомобилями и специальной техникой. Функция должна возвращать список объектов.</text:p>
      <text:p text:style-name="Text_20_body">Вы можете использовать для отладки работы функции <text:span text:style-name="Strong_20_Emphasis">get_car_list</text:span> следующий csv-файл:</text:p>
      <text:p text:style-name="Text_20_body">Первая строка в исходном файле — это заголовок <text:span text:style-name="Strong_20_Emphasis">csv</text:span>, который содержит имена колонок. Нужно пропустить первую строку из исходного файла. Обратите внимание на то, что в некоторых строках исходного файла , данные могут быть заполнены некорректно, например, отсутствовать обязательные поля или иметь не валидное значение. В таком случае нужно проигнорировать подобные строки и не создавать объекты. Строки с пустым или не валидным значением для <text:span text:style-name="Strong_20_Emphasis">body_whl</text:span> игнорироваться не должны.  Вы можете использовать стандартный механизм обработки исключений в процессе чтения, валидации и создания объектов из строк csv-файла. Проверьте работу вашего кода с входным файлом, прежде чем загружать задание для оценки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1T16:35:28.475000000</meta:creation-date>
    <dc:date>2021-06-21T16:36:32.816000000</dc:date>
    <meta:editing-duration>PT1M5S</meta:editing-duration>
    <meta:editing-cycles>1</meta:editing-cycles>
    <meta:document-statistic meta:table-count="2" meta:image-count="0" meta:object-count="0" meta:page-count="2" meta:paragraph-count="83" meta:word-count="600" meta:character-count="4376" meta:non-whitespace-character-count="3854"/>
    <meta:generator>LibreOffice/7.1.4.2$Windows_X86_64 LibreOffice_project/a529a4fab45b75fefc5b6226684193eb000654f6</meta:generator>
  </office:meta>
</office:document-meta>
</file>